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766cm" fo:min-width="0.51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0.482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016cm" svg:height="1.016cm" svg:x="2.524cm" svg:y="2.52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3.54cm" svg:y="2.52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2.524cm" svg:y="3.5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3.54cm" svg:y="3.54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4.556cm" svg:y="2.524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016cm" svg:height="1.016cm" svg:x="5.572cm" svg:y="2.52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4.556cm" svg:y="3.5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5.572cm" svg:y="3.54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6.588cm" svg:y="2.52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6.588cm" svg:y="3.54cm">
          <text:p text:style-name="P1">10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502cm" svg:height="1.187cm" svg:x="3.857cm" svg:y="2.587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0T15:28:45.270000000</meta:creation-date>
    <dc:date>2021-08-10T15:33:22.930000000</dc:date>
    <meta:editing-duration>PT4M38S</meta:editing-duration>
    <meta:editing-cycles>1</meta:editing-cycles>
    <meta:document-statistic meta:object-count="11"/>
    <meta:generator>LibreOffice/7.1.3.2$Windows_X86_64 LibreOffice_project/47f78053abe362b9384784d31a6e56f8511eb1c1</meta:generator>
  </office:meta>
</office:document-meta>
</file>